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="Marker_5f_0" draw:marker-start-width="0.364cm" draw:marker-end="Marker_5f_1" draw:marker-end-width="0.364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solid" svg:stroke-width="0.018cm" svg:stroke-color="#000000" draw:marker-start-width="0.188cm" draw:marker-end-width="0.188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eeeeee" draw:shadow="hidden" loext:decorative="false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8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423cm" fo:min-width="2.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666666" draw:shadow="hidden" loext:decorative="false"/>
    </style:style>
    <style:style style:name="gr10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424cm" fo:min-width="2.54cm" fo:padding-top="0.282cm" fo:padding-bottom="0.282cm" fo:padding-left="1.058cm" fo:padding-right="0.282cm" loext:decorative="false"/>
      <style:paragraph-properties style:writing-mode="lr-tb"/>
    </style:style>
    <style:style style:name="gr11" style:family="graphic" style:parent-style-name="standard">
      <style:graphic-properties draw:stroke="dash" draw:stroke-dash="Dash_5f_0" svg:stroke-width="0.018cm" svg:stroke-color="#000000" draw:marker-start-width="0.188cm" draw:marker-end-width="0.188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svg:stroke-linecap="round" draw:fill="solid" draw:fill-color="#666666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="solid" draw:fill-color="#666666" draw:shadow="hidden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draw:marker-start="CF_20_Zero_20_One" draw:marker-start-width="0.364cm" draw:marker-end="Marker_5f_1" draw:marker-end-width="0.364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P1" style:family="paragraph">
      <loext:graphic-properties draw:fill="solid" draw:fill-color="#eeeeee"/>
      <style:text-properties fo:color="#000000" loext:opacity="100%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20%" fo:text-align="center" fo:text-indent="0cm"/>
      <style:text-properties fo:color="#000000" loext:opacity="100%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/>
    </style:style>
    <style:style style:name="P6" style:family="paragraph">
      <loext:graphic-properties draw:fill="solid" draw:fill-color="#666666"/>
      <style:text-properties fo:color="#000000" loext:opacity="100%"/>
    </style:style>
    <style:style style:name="P7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 fo:font-weight="bold"/>
    </style:style>
    <style:style style:name="P8" style:family="paragraph">
      <style:paragraph-properties fo:margin-left="0cm" fo:margin-right="0cm" fo:margin-top="0cm" fo:margin-bottom="0cm" fo:line-height="120%" fo:text-align="start" fo:text-indent="0cm"/>
      <style:text-properties fo:font-weight="normal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 fo:font-weight="normal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2e75b5" loext:opacity="100%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1e4e79" loext:opacity="100%" style:font-name="Calibri" fo:font-size="10pt" style:font-name-asian="Calibri" style:font-size-asian="10pt" style:font-name-complex="Calibri" style:font-size-complex="10pt"/>
    </style:style>
    <style:style style:name="T4" style:family="text">
      <style:text-properties fo:color="#000000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5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6" style:family="text">
      <style:text-properties fo:color="#000000" loext:opacity="100%" style:font-name="Calibri" fo:font-size="10pt" fo:font-weight="bold" style:font-name-asian="Calibri" style:font-size-asian="10pt" style:font-name-complex="Calibri" style:font-size-complex="10pt"/>
    </style:style>
    <style:style style:name="T7" style:family="text">
      <style:text-properties fo:font-size="54pt" fo:font-weight="bold" style:font-size-asian="54pt" style:font-weight-asian="bold" style:font-size-complex="54pt" style:font-weight-complex="bold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6.5cm" svg:y1="23.85cm" svg:x2="26.5cm" svg:y2="22.1cm">
          <text:p/>
        </draw:line>
        <draw:g draw:style-name="gr2">
          <draw:polygon draw:style-name="gr3" draw:text-style-name="P1" draw:layer="layout" svg:width="0cm" svg:height="0cm" svg:x="24.974cm" svg:y="39.279cm" svg:viewBox="0 0 0 0" draw:points="0,0">
            <text:p/>
          </draw:polygon>
          <draw:g draw:style-name="gr4">
            <draw:polygon draw:style-name="gr5" draw:text-style-name="P1" draw:layer="layout" svg:width="6.499cm" svg:height="0cm" svg:x="24.974cm" svg:y="35.215cm" svg:viewBox="0 0 6500 0" draw:points="0,0 6500,0">
              <text:p/>
            </draw:polygon>
            <draw:polygon draw:style-name="gr6" draw:text-style-name="P1" draw:layer="layout" svg:width="6.499cm" svg:height="0cm" svg:x="24.974cm" svg:y="35.21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24.974cm" svg:y="35.215cm" svg:viewBox="0 0 6501 4065" draw:points="0,4065 6501,4065 6501,0 0,0">
              <text:p/>
            </draw:polygon>
            <draw:polygon draw:style-name="gr6" draw:text-style-name="P1" draw:layer="layout" svg:width="6.5cm" svg:height="4.064cm" svg:x="24.974cm" svg:y="35.215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4.974cm" svg:y="35.215cm" svg:viewBox="0 0 6501 1101" draw:points="0,1101 6501,1101 6501,0 0,0">
                <text:p/>
              </draw:polygon>
              <draw:polygon draw:style-name="gr6" draw:text-style-name="P1" draw:layer="layout" svg:width="6.5cm" svg:height="1.1cm" svg:x="24.974cm" svg:y="35.21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4.974cm" svg:y="35.215cm">
              <draw:text-box>
                <text:p text:style-name="P2"><text:span text:style-name="T1">Character_NPC</text:span></text:p>
              </draw:text-box>
            </draw:frame>
          </draw:g>
          <draw:g draw:style-name="gr4">
            <draw:polygon draw:style-name="gr6" draw:text-style-name="P1" draw:layer="layout" svg:width="0cm" svg:height="0cm" svg:x="25.424cm" svg:y="37.306cm" svg:viewBox="0 0 0 0" draw:points="0,0">
              <text:p/>
            </draw:polygon>
            <draw:frame draw:style-name="gr8" draw:text-style-name="P5" draw:layer="layout" svg:width="0.425cm" svg:height="0.423cm" svg:x="25.424cm" svg:y="36.812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25.126cm" svg:y="36.50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5.424cm" svg:y="36.383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6.1cm" svg:y="36.315cm">
            <draw:text-box>
              <text:p text:style-name="P4"><text:span text:style-name="T4">npcID</text:span></text:p>
            </draw:text-box>
          </draw:frame>
          <draw:line draw:style-name="gr11" draw:text-style-name="P1" draw:layer="layout" svg:x1="24.974cm" svg:y1="37.303cm" svg:x2="31.474cm" svg:y2="37.303cm">
            <text:p/>
          </draw:line>
          <draw:g draw:style-name="gr2">
            <draw:g draw:style-name="gr4">
              <draw:path draw:style-name="gr9" draw:text-style-name="P6" draw:layer="layout" svg:width="0.296cm" svg:height="0.599cm" svg:x="25.126cm" svg:y="37.497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  <text:p/>
              </draw:path>
              <draw:polygon draw:style-name="gr12" draw:text-style-name="P6" draw:layer="layout" svg:width="0cm" svg:height="0cm" svg:x="25.124cm" svg:y="38.097cm" svg:viewBox="0 0 0 0" draw:points="0,0">
                <text:p/>
              </draw:polygon>
            </draw:g>
            <draw:frame draw:style-name="gr8" draw:text-style-name="P5" draw:layer="layout" svg:width="0.446cm" svg:height="0.423cm" svg:x="25.424cm" svg:y="37.374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25.424cm" svg:y="37.797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374cm" svg:height="0.988cm" svg:x="26.1cm" svg:y="37.303cm">
            <draw:text-box>
              <text:p text:style-name="P4"><text:span text:style-name="T4">characterID</text:span></text:p>
            </draw:text-box>
          </draw:frame>
          <draw:g draw:style-name="gr4">
            <draw:polygon draw:style-name="gr3" draw:text-style-name="P1" draw:layer="layout" svg:width="0cm" svg:height="0cm" svg:x="25.124cm" svg:y="39.085cm" svg:viewBox="0 0 0 0" draw:points="0,0">
              <text:p/>
            </draw:polygon>
          </draw:g>
          <draw:frame draw:style-name="gr10" draw:text-style-name="P5" draw:layer="layout" svg:width="5.374cm" svg:height="0.988cm" svg:x="26.1cm" svg:y="38.291cm">
            <draw:text-box>
              <text:p text:style-name="P4"><text:span text:style-name="T5">amicability</text:span></text:p>
            </draw:text-box>
          </draw:frame>
        </draw:g>
        <draw:line draw:style-name="gr1" draw:text-style-name="P1" draw:layer="layout" svg:x1="28.25cm" svg:y1="35.25cm" svg:x2="28.25cm" svg:y2="33.25cm">
          <text:p/>
        </draw:line>
        <draw:line draw:style-name="gr1" draw:text-style-name="P1" draw:layer="layout" svg:x1="28.224cm" svg:y1="39.279cm" svg:x2="28.224cm" svg:y2="42.079cm">
          <text:p/>
        </draw:line>
        <draw:g draw:style-name="gr2">
          <draw:polygon draw:style-name="gr3" draw:text-style-name="P1" draw:layer="layout" svg:width="0cm" svg:height="0cm" svg:x="23.174cm" svg:y="22.079cm" svg:viewBox="0 0 0 0" draw:points="0,0">
            <text:p/>
          </draw:polygon>
          <draw:g draw:style-name="gr4">
            <draw:polygon draw:style-name="gr5" draw:text-style-name="P1" draw:layer="layout" svg:width="6.499cm" svg:height="0cm" svg:x="23.174cm" svg:y="18.015cm" svg:viewBox="0 0 6500 0" draw:points="0,0 6500,0">
              <text:p/>
            </draw:polygon>
            <draw:polygon draw:style-name="gr6" draw:text-style-name="P1" draw:layer="layout" svg:width="6.499cm" svg:height="0cm" svg:x="23.174cm" svg:y="18.01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23.174cm" svg:y="18.015cm" svg:viewBox="0 0 6501 4065" draw:points="0,4065 6501,4065 6501,0 0,0">
              <text:p/>
            </draw:polygon>
            <draw:polygon draw:style-name="gr6" draw:text-style-name="P1" draw:layer="layout" svg:width="6.5cm" svg:height="4.064cm" svg:x="23.174cm" svg:y="18.015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3.174cm" svg:y="18.015cm" svg:viewBox="0 0 6501 1101" draw:points="0,1101 6501,1101 6501,0 0,0">
                <text:p/>
              </draw:polygon>
              <draw:polygon draw:style-name="gr6" draw:text-style-name="P1" draw:layer="layout" svg:width="6.5cm" svg:height="1.1cm" svg:x="23.174cm" svg:y="18.01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3.174cm" svg:y="18.015cm">
              <draw:text-box>
                <text:p text:style-name="P2"><text:span text:style-name="T1">Player</text:span></text:p>
              </draw:text-box>
            </draw:frame>
          </draw:g>
          <draw:g draw:style-name="gr4">
            <draw:polygon draw:style-name="gr3" draw:text-style-name="P1" draw:layer="layout" svg:width="0cm" svg:height="0cm" svg:x="23.624cm" svg:y="20.106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23.326cm" svg:y="19.30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3.624cm" svg:y="19.394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4.3cm" svg:y="19.115cm">
            <draw:text-box>
              <text:p text:style-name="P4"><text:span text:style-name="T4">playerID</text:span></text:p>
            </draw:text-box>
          </draw:frame>
          <draw:line draw:style-name="gr11" draw:text-style-name="P1" draw:layer="layout" svg:x1="23.174cm" svg:y1="20.103cm" svg:x2="29.674cm" svg:y2="20.103cm">
            <text:p/>
          </draw:line>
          <draw:g draw:style-name="gr4">
            <draw:polygon draw:style-name="gr3" draw:text-style-name="P1" draw:layer="layout" svg:width="0cm" svg:height="0cm" svg:x="23.324cm" svg:y="20.897cm" svg:viewBox="0 0 0 0" draw:points="0,0">
              <text:p/>
            </draw:polygon>
          </draw:g>
          <draw:frame draw:style-name="gr10" draw:text-style-name="P5" draw:layer="layout" svg:width="5.374cm" svg:height="0.988cm" svg:x="24.3cm" svg:y="20.103cm">
            <draw:text-box>
              <text:p text:style-name="P4"><text:span text:style-name="T4">username</text:span></text:p>
            </draw:text-box>
          </draw:frame>
          <draw:g draw:style-name="gr4">
            <draw:polygon draw:style-name="gr3" draw:text-style-name="P1" draw:layer="layout" svg:width="0cm" svg:height="0cm" svg:x="23.324cm" svg:y="21.885cm" svg:viewBox="0 0 0 0" draw:points="0,0">
              <text:p/>
            </draw:polygon>
          </draw:g>
          <draw:frame draw:style-name="gr10" draw:text-style-name="P5" draw:layer="layout" svg:width="5.374cm" svg:height="0.988cm" svg:x="24.3cm" svg:y="21.091cm">
            <draw:text-box>
              <text:p text:style-name="P4"><text:span text:style-name="T4">password</text:span></text:p>
            </draw:text-box>
          </draw:frame>
          <draw:line draw:style-name="gr11" draw:text-style-name="P1" draw:layer="layout" svg:x1="23.174cm" svg:y1="20.103cm" svg:x2="29.674cm" svg:y2="20.103cm">
            <text:p/>
          </draw:line>
          <draw:line draw:style-name="gr11" draw:text-style-name="P1" draw:layer="layout" svg:x1="23.174cm" svg:y1="19.115cm" svg:x2="29.674cm" svg:y2="19.115cm">
            <text:p/>
          </draw:line>
        </draw:g>
        <draw:g draw:style-name="gr2">
          <draw:polygon draw:style-name="gr3" draw:text-style-name="P1" draw:layer="layout" svg:width="0cm" svg:height="0cm" svg:x="11.724cm" svg:y="30.311cm" svg:viewBox="0 0 0 0" draw:points="0,0">
            <text:p/>
          </draw:polygon>
          <draw:g draw:style-name="gr4">
            <draw:polygon draw:style-name="gr5" draw:text-style-name="P1" draw:layer="layout" svg:width="6.499cm" svg:height="0cm" svg:x="11.724cm" svg:y="26.247cm" svg:viewBox="0 0 6500 0" draw:points="0,0 6500,0">
              <text:p/>
            </draw:polygon>
            <draw:polygon draw:style-name="gr6" draw:text-style-name="P1" draw:layer="layout" svg:width="6.499cm" svg:height="0cm" svg:x="11.724cm" svg:y="26.247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11.724cm" svg:y="26.247cm" svg:viewBox="0 0 6501 4065" draw:points="0,4065 6501,4065 6501,0 0,0">
              <text:p/>
            </draw:polygon>
            <draw:polygon draw:style-name="gr6" draw:text-style-name="P1" draw:layer="layout" svg:width="6.5cm" svg:height="4.064cm" svg:x="11.724cm" svg:y="26.247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1.724cm" svg:y="26.247cm" svg:viewBox="0 0 6501 1101" draw:points="0,1101 6501,1101 6501,0 0,0">
                <text:p/>
              </draw:polygon>
              <draw:polygon draw:style-name="gr6" draw:text-style-name="P1" draw:layer="layout" svg:width="6.5cm" svg:height="1.1cm" svg:x="11.724cm" svg:y="26.247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1.724cm" svg:y="26.247cm">
              <draw:text-box>
                <text:p text:style-name="P2"><text:span text:style-name="T1">Character_Item</text:span></text:p>
              </draw:text-box>
            </draw:frame>
          </draw:g>
          <draw:g draw:style-name="gr4">
            <draw:polygon draw:style-name="gr6" draw:text-style-name="P1" draw:layer="layout" svg:width="0cm" svg:height="0cm" svg:x="12.174cm" svg:y="28.338cm" svg:viewBox="0 0 0 0" draw:points="0,0">
              <text:p/>
            </draw:polygon>
            <draw:frame draw:style-name="gr8" draw:text-style-name="P5" draw:layer="layout" svg:width="0.425cm" svg:height="0.423cm" svg:x="12.174cm" svg:y="27.844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11.875cm" svg:y="27.538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12.174cm" svg:y="27.415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cm" svg:height="0.988cm" svg:x="13.05cm" svg:y="27.345cm">
            <draw:text-box>
              <text:p text:style-name="P4"><text:span text:style-name="T4">characterID</text:span></text:p>
            </draw:text-box>
          </draw:frame>
          <draw:line draw:style-name="gr11" draw:text-style-name="P1" draw:layer="layout" svg:x1="11.724cm" svg:y1="28.335cm" svg:x2="18.224cm" svg:y2="28.335cm">
            <text:p/>
          </draw:line>
          <draw:g draw:style-name="gr2">
            <draw:g draw:style-name="gr4">
              <draw:path draw:style-name="gr9" draw:text-style-name="P6" draw:layer="layout" svg:width="0.296cm" svg:height="0.599cm" svg:x="11.875cm" svg:y="28.529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12" draw:text-style-name="P6" draw:layer="layout" svg:width="0cm" svg:height="0cm" svg:x="11.874cm" svg:y="29.129cm" svg:viewBox="0 0 0 0" draw:points="0,0">
                <text:p/>
              </draw:polygon>
            </draw:g>
            <draw:frame draw:style-name="gr8" draw:text-style-name="P5" draw:layer="layout" svg:width="0.446cm" svg:height="0.423cm" svg:x="12.174cm" svg:y="28.405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12.174cm" svg:y="28.829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cm" svg:height="0.988cm" svg:x="13.05cm" svg:y="28.333cm">
            <draw:text-box>
              <text:p text:style-name="P4"><text:span text:style-name="T4">itemID</text:span></text:p>
            </draw:text-box>
          </draw:frame>
          <draw:g draw:style-name="gr4">
            <draw:polygon draw:style-name="gr3" draw:text-style-name="P1" draw:layer="layout" svg:width="0cm" svg:height="0cm" svg:x="11.874cm" svg:y="30.117cm" svg:viewBox="0 0 0 0" draw:points="0,0">
              <text:p/>
            </draw:polygon>
          </draw:g>
          <draw:frame draw:style-name="gr10" draw:text-style-name="P5" draw:layer="layout" svg:width="5cm" svg:height="0.988cm" svg:x="13.05cm" svg:y="29.321cm">
            <draw:text-box>
              <text:p text:style-name="P4"><text:span text:style-name="T4">quantity</text:span></text:p>
            </draw:text-box>
          </draw:frame>
        </draw:g>
        <draw:polyline draw:style-name="gr1" draw:text-style-name="P1" draw:layer="layout" svg:width="4.95cm" svg:height="0cm" svg:x="18.224cm" svg:y="28.597cm" svg:viewBox="0 0 4951 0" draw:points="0,0 1270,0 1270,0 4951,0">
          <text:p/>
        </draw:polyline>
        <draw:line draw:style-name="gr1" draw:text-style-name="P1" draw:layer="layout" svg:x1="14.974cm" svg:y1="30.311cm" svg:x2="14.974cm" svg:y2="33.019cm">
          <text:p/>
        </draw:line>
        <draw:line draw:style-name="gr1" draw:text-style-name="P1" draw:layer="layout" svg:x1="21cm" svg:y1="47.5cm" svg:x2="25cm" svg:y2="47.5cm">
          <text:p/>
        </draw:line>
        <draw:g draw:style-name="gr2">
          <draw:polygon draw:style-name="gr3" draw:text-style-name="P1" draw:layer="layout" svg:width="0cm" svg:height="0cm" svg:x="14.499cm" svg:y="49.563cm" svg:viewBox="0 0 0 0" draw:points="0,0">
            <text:p/>
          </draw:polygon>
          <draw:g draw:style-name="gr4">
            <draw:polygon draw:style-name="gr5" draw:text-style-name="P1" draw:layer="layout" svg:width="6.499cm" svg:height="0cm" svg:x="14.499cm" svg:y="45.5cm" svg:viewBox="0 0 6500 0" draw:points="0,0 6500,0">
              <text:p/>
            </draw:polygon>
            <draw:polygon draw:style-name="gr6" draw:text-style-name="P1" draw:layer="layout" svg:width="6.499cm" svg:height="0cm" svg:x="14.499cm" svg:y="45.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14.499cm" svg:y="45.5cm" svg:viewBox="0 0 6501 4065" draw:points="0,4065 6501,4065 6501,0 0,0">
              <text:p/>
            </draw:polygon>
            <draw:polygon draw:style-name="gr6" draw:text-style-name="P1" draw:layer="layout" svg:width="6.5cm" svg:height="4.064cm" svg:x="14.499cm" svg:y="45.5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4.499cm" svg:y="45.5cm" svg:viewBox="0 0 6501 1101" draw:points="0,1101 6501,1101 6501,0 0,0">
                <text:p/>
              </draw:polygon>
              <draw:polygon draw:style-name="gr6" draw:text-style-name="P1" draw:layer="layout" svg:width="6.5cm" svg:height="1.1cm" svg:x="14.499cm" svg:y="45.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4.499cm" svg:y="45.5cm">
              <draw:text-box>
                <text:p text:style-name="P2"><text:span text:style-name="T1">NPC_Item</text:span></text:p>
              </draw:text-box>
            </draw:frame>
          </draw:g>
          <draw:g draw:style-name="gr4">
            <draw:polygon draw:style-name="gr6" draw:text-style-name="P1" draw:layer="layout" svg:width="0cm" svg:height="0cm" svg:x="14.949cm" svg:y="47.591cm" svg:viewBox="0 0 0 0" draw:points="0,0">
              <text:p/>
            </draw:polygon>
            <draw:frame draw:style-name="gr8" draw:text-style-name="P5" draw:layer="layout" svg:width="0.425cm" svg:height="0.423cm" svg:x="14.949cm" svg:y="47.097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14.65cm" svg:y="46.79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14.949cm" svg:y="46.667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424cm" svg:height="0.988cm" svg:x="15.575cm" svg:y="46.6cm">
            <draw:text-box>
              <text:p text:style-name="P4"><text:span text:style-name="T4">npcID</text:span></text:p>
            </draw:text-box>
          </draw:frame>
          <draw:line draw:style-name="gr11" draw:text-style-name="P1" draw:layer="layout" svg:x1="14.499cm" svg:y1="47.588cm" svg:x2="20.999cm" svg:y2="47.588cm">
            <text:p/>
          </draw:line>
          <draw:g draw:style-name="gr2">
            <draw:g draw:style-name="gr4">
              <draw:path draw:style-name="gr9" draw:text-style-name="P6" draw:layer="layout" svg:width="0.296cm" svg:height="0.599cm" svg:x="14.65cm" svg:y="47.78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12" draw:text-style-name="P6" draw:layer="layout" svg:width="0cm" svg:height="0cm" svg:x="14.649cm" svg:y="48.382cm" svg:viewBox="0 0 0 0" draw:points="0,0">
                <text:p/>
              </draw:polygon>
            </draw:g>
            <draw:frame draw:style-name="gr8" draw:text-style-name="P5" draw:layer="layout" svg:width="0.446cm" svg:height="0.423cm" svg:x="14.949cm" svg:y="47.658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14.949cm" svg:y="48.082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424cm" svg:height="0.988cm" svg:x="15.575cm" svg:y="47.588cm">
            <draw:text-box>
              <text:p text:style-name="P4"><text:span text:style-name="T4">itemID</text:span></text:p>
            </draw:text-box>
          </draw:frame>
          <draw:g draw:style-name="gr4">
            <draw:polygon draw:style-name="gr3" draw:text-style-name="P1" draw:layer="layout" svg:width="0cm" svg:height="0cm" svg:x="14.649cm" svg:y="49.37cm" svg:viewBox="0 0 0 0" draw:points="0,0">
              <text:p/>
            </draw:polygon>
          </draw:g>
          <draw:frame draw:style-name="gr10" draw:text-style-name="P5" draw:layer="layout" svg:width="5.424cm" svg:height="0.988cm" svg:x="15.575cm" svg:y="48.576cm">
            <draw:text-box>
              <text:p text:style-name="P4"><text:span text:style-name="T5">quantity</text:span></text:p>
            </draw:text-box>
          </draw:frame>
        </draw:g>
        <draw:g draw:style-name="gr2">
          <draw:polygon draw:style-name="gr3" draw:text-style-name="P1" draw:layer="layout" svg:width="0cm" svg:height="0cm" svg:x="11.724cm" svg:y="40.047cm" svg:viewBox="0 0 0 0" draw:points="0,0">
            <text:p/>
          </draw:polygon>
          <draw:g draw:style-name="gr4">
            <draw:polygon draw:style-name="gr5" draw:text-style-name="P1" draw:layer="layout" svg:width="6.499cm" svg:height="0cm" svg:x="11.724cm" svg:y="33.02cm" svg:viewBox="0 0 6500 0" draw:points="0,0 6500,0">
              <text:p/>
            </draw:polygon>
            <draw:polygon draw:style-name="gr6" draw:text-style-name="P1" draw:layer="layout" svg:width="6.499cm" svg:height="0cm" svg:x="11.724cm" svg:y="33.02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7.027cm" svg:x="11.724cm" svg:y="33.02cm" svg:viewBox="0 0 6501 7028" draw:points="0,7028 6501,7028 6501,0 0,0">
              <text:p/>
            </draw:polygon>
            <draw:polygon draw:style-name="gr6" draw:text-style-name="P1" draw:layer="layout" svg:width="6.5cm" svg:height="7.027cm" svg:x="11.724cm" svg:y="33.02cm" svg:viewBox="0 0 6501 7028" draw:points="0,7028 6501,7028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1.724cm" svg:y="33.02cm" svg:viewBox="0 0 6501 1101" draw:points="0,1101 6501,1101 6501,0 0,0">
                <text:p/>
              </draw:polygon>
              <draw:polygon draw:style-name="gr6" draw:text-style-name="P1" draw:layer="layout" svg:width="6.5cm" svg:height="1.1cm" svg:x="11.724cm" svg:y="33.02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1.724cm" svg:y="33.02cm">
              <draw:text-box>
                <text:p text:style-name="P2"><text:span text:style-name="T1">Item</text:span></text:p>
              </draw:text-box>
            </draw:frame>
          </draw:g>
          <draw:g draw:style-name="gr4">
            <draw:polygon draw:style-name="gr3" draw:text-style-name="P1" draw:layer="layout" svg:width="0cm" svg:height="0cm" svg:x="12.174cm" svg:y="35.11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11.875cm" svg:y="34.31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12.174cm" svg:y="34.399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174cm" svg:height="0.988cm" svg:x="13.05cm" svg:y="34.12cm">
            <draw:text-box>
              <text:p text:style-name="P4"><text:span text:style-name="T4">itemID</text:span></text:p>
            </draw:text-box>
          </draw:frame>
          <draw:line draw:style-name="gr11" draw:text-style-name="P1" draw:layer="layout" svg:x1="11.724cm" svg:y1="35.107cm" svg:x2="18.224cm" svg:y2="35.107cm">
            <text:p/>
          </draw:line>
          <draw:g draw:style-name="gr4">
            <draw:polygon draw:style-name="gr3" draw:text-style-name="P1" draw:layer="layout" svg:width="0cm" svg:height="0cm" svg:x="11.874cm" svg:y="35.901cm" svg:viewBox="0 0 0 0" draw:points="0,0">
              <text:p/>
            </draw:polygon>
          </draw:g>
          <draw:frame draw:style-name="gr10" draw:text-style-name="P5" draw:layer="layout" svg:width="5.174cm" svg:height="0.988cm" svg:x="13.05cm" svg:y="35.107cm">
            <draw:text-box>
              <text:p text:style-name="P4"><text:span text:style-name="T4">name</text:span></text:p>
            </draw:text-box>
          </draw:frame>
          <draw:g draw:style-name="gr4">
            <draw:polygon draw:style-name="gr3" draw:text-style-name="P1" draw:layer="layout" svg:width="0cm" svg:height="0cm" svg:x="11.874cm" svg:y="39.853cm" svg:viewBox="0 0 0 0" draw:points="0,0">
              <text:p/>
            </draw:polygon>
          </draw:g>
          <draw:frame draw:style-name="gr10" draw:text-style-name="P5" draw:layer="layout" svg:width="5.174cm" svg:height="0.988cm" svg:x="13.05cm" svg:y="39.059cm">
            <draw:text-box>
              <text:p text:style-name="P4"><text:span text:style-name="T4">icon</text:span></text:p>
            </draw:text-box>
          </draw:frame>
          <draw:g draw:style-name="gr4">
            <draw:polygon draw:style-name="gr3" draw:text-style-name="P1" draw:layer="layout" svg:width="0cm" svg:height="0cm" svg:x="11.874cm" svg:y="37.877cm" svg:viewBox="0 0 0 0" draw:points="0,0">
              <text:p/>
            </draw:polygon>
          </draw:g>
          <draw:frame draw:style-name="gr10" draw:text-style-name="P5" draw:layer="layout" svg:width="5.174cm" svg:height="0.988cm" svg:x="13.05cm" svg:y="37.083cm">
            <draw:text-box>
              <text:p text:style-name="P4"><text:span text:style-name="T4">description</text:span></text:p>
            </draw:text-box>
          </draw:frame>
          <draw:g draw:style-name="gr4">
            <draw:polygon draw:style-name="gr3" draw:text-style-name="P1" draw:layer="layout" svg:width="0cm" svg:height="0cm" svg:x="11.874cm" svg:y="38.865cm" svg:viewBox="0 0 0 0" draw:points="0,0">
              <text:p/>
            </draw:polygon>
          </draw:g>
          <draw:frame draw:style-name="gr10" draw:text-style-name="P5" draw:layer="layout" svg:width="5.174cm" svg:height="0.988cm" svg:x="13.05cm" svg:y="38.071cm">
            <draw:text-box>
              <text:p text:style-name="P4"><text:span text:style-name="T4">value</text:span></text:p>
            </draw:text-box>
          </draw:frame>
          <draw:g draw:style-name="gr4">
            <draw:polygon draw:style-name="gr3" draw:text-style-name="P1" draw:layer="layout" svg:width="0cm" svg:height="0cm" svg:x="11.874cm" svg:y="36.889cm" svg:viewBox="0 0 0 0" draw:points="0,0">
              <text:p/>
            </draw:polygon>
          </draw:g>
          <draw:frame draw:style-name="gr10" draw:text-style-name="P5" draw:layer="layout" svg:width="5.174cm" svg:height="0.988cm" svg:x="13.05cm" svg:y="36.096cm">
            <draw:text-box>
              <text:p text:style-name="P4"><text:span text:style-name="T4">category</text:span></text:p>
            </draw:text-box>
          </draw:frame>
        </draw:g>
        <draw:line draw:style-name="gr1" draw:text-style-name="P1" draw:layer="layout" svg:x1="16.75cm" svg:y1="45.5cm" svg:x2="16.774cm" svg:y2="40.073cm">
          <text:p/>
        </draw:line>
        <draw:g draw:style-name="gr2">
          <draw:polygon draw:style-name="gr3" draw:text-style-name="P1" draw:layer="layout" svg:width="0cm" svg:height="0cm" svg:x="23.174cm" svg:y="31.847cm" svg:viewBox="0 0 0 0" draw:points="0,0">
            <text:p/>
          </draw:polygon>
          <draw:g draw:style-name="gr4">
            <draw:polygon draw:style-name="gr5" draw:text-style-name="P1" draw:layer="layout" svg:width="6.498cm" svg:height="0cm" svg:x="23.174cm" svg:y="23.832cm" svg:viewBox="0 0 6499 0" draw:points="0,0 6499,0">
              <text:p/>
            </draw:polygon>
            <draw:polygon draw:style-name="gr6" draw:text-style-name="P1" draw:layer="layout" svg:width="6.498cm" svg:height="0cm" svg:x="23.174cm" svg:y="23.832cm" svg:viewBox="0 0 6499 0" draw:points="0,0 6499,0">
              <text:p/>
            </draw:polygon>
          </draw:g>
          <draw:g draw:style-name="gr4">
            <draw:polygon draw:style-name="gr5" draw:text-style-name="P1" draw:layer="layout" svg:width="6.5cm" svg:height="9.467cm" svg:x="23.174cm" svg:y="23.832cm" svg:viewBox="0 0 6501 9468" draw:points="0,9468 6501,9468 6501,0 0,0">
              <text:p/>
            </draw:polygon>
            <draw:polygon draw:style-name="gr6" draw:text-style-name="P1" draw:layer="layout" svg:width="6.5cm" svg:height="9.467cm" svg:x="23.174cm" svg:y="23.832cm" svg:viewBox="0 0 6501 9468" draw:points="0,9468 6501,9468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3.174cm" svg:y="23.832cm" svg:viewBox="0 0 6501 1101" draw:points="0,1101 6501,1101 6501,0 0,0">
                <text:p/>
              </draw:polygon>
              <draw:polygon draw:style-name="gr6" draw:text-style-name="P1" draw:layer="layout" svg:width="6.5cm" svg:height="1.1cm" svg:x="23.174cm" svg:y="23.832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3.174cm" svg:y="23.832cm">
              <draw:text-box>
                <text:p text:style-name="P2"><text:span text:style-name="T1">Character</text:span></text:p>
              </draw:text-box>
            </draw:frame>
          </draw:g>
          <draw:g draw:style-name="gr4">
            <draw:polygon draw:style-name="gr3" draw:text-style-name="P1" draw:layer="layout" svg:width="0cm" svg:height="0cm" svg:x="23.624cm" svg:y="25.922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23.326cm" svg:y="25.123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23.624cm" svg:y="25.211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4.176cm" svg:y="24.932cm">
            <draw:text-box>
              <text:p text:style-name="P4"><text:span text:style-name="T4">characterID</text:span></text:p>
            </draw:text-box>
          </draw:frame>
          <draw:line draw:style-name="gr11" draw:text-style-name="P1" draw:layer="layout" svg:x1="23.174cm" svg:y1="25.919cm" svg:x2="29.674cm" svg:y2="25.919cm">
            <text:p/>
          </draw:line>
          <draw:g draw:style-name="gr4">
            <draw:polygon draw:style-name="gr3" draw:text-style-name="P1" draw:layer="layout" svg:width="0cm" svg:height="0cm" svg:x="23.324cm" svg:y="26.713cm" svg:viewBox="0 0 0 0" draw:points="0,0">
              <text:p/>
            </draw:polygon>
          </draw:g>
          <draw:frame draw:style-name="gr10" draw:text-style-name="P5" draw:layer="layout" svg:width="5.374cm" svg:height="0.988cm" svg:x="24.176cm" svg:y="25.919cm">
            <draw:text-box>
              <text:p text:style-name="P4"><text:span text:style-name="T4">name</text:span></text:p>
            </draw:text-box>
          </draw:frame>
          <draw:g draw:style-name="gr2">
            <draw:g draw:style-name="gr4">
              <draw:path draw:style-name="gr5" draw:text-style-name="P1" draw:layer="layout" svg:width="0.296cm" svg:height="0.599cm" svg:x="23.326cm" svg:y="27.10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23.324cm" svg:y="27.702cm" svg:viewBox="0 0 0 0" draw:points="0,0">
                <text:p/>
              </draw:polygon>
            </draw:g>
          </draw:g>
          <draw:frame draw:style-name="gr8" draw:text-style-name="P5" draw:layer="layout" svg:width="0.425cm" svg:height="0.423cm" svg:x="23.645cm" svg:y="27.19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374cm" svg:height="0.988cm" svg:x="24.176cm" svg:y="26.908cm">
            <draw:text-box>
              <text:p text:style-name="P4"><text:span text:style-name="T4">playerID</text:span></text:p>
            </draw:text-box>
          </draw:frame>
          <draw:g draw:style-name="gr4">
            <draw:polygon draw:style-name="gr3" draw:text-style-name="P1" draw:layer="layout" svg:width="0cm" svg:height="0cm" svg:x="23.324cm" svg:y="28.689cm" svg:viewBox="0 0 0 0" draw:points="0,0">
              <text:p/>
            </draw:polygon>
          </draw:g>
          <draw:frame draw:style-name="gr10" draw:text-style-name="P5" draw:layer="layout" svg:width="5.374cm" svg:height="0.988cm" svg:x="24.176cm" svg:y="28.995cm">
            <draw:text-box>
              <text:p text:style-name="P4"><text:span text:style-name="T4">currency</text:span></text:p>
            </draw:text-box>
          </draw:frame>
          <draw:g draw:style-name="gr4">
            <draw:polygon draw:style-name="gr3" draw:text-style-name="P1" draw:layer="layout" svg:width="0cm" svg:height="0cm" svg:x="23.324cm" svg:y="30.665cm" svg:viewBox="0 0 0 0" draw:points="0,0">
              <text:p/>
            </draw:polygon>
          </draw:g>
          <draw:frame draw:style-name="gr10" draw:text-style-name="P5" draw:layer="layout" svg:width="5.374cm" svg:height="0.988cm" svg:x="24.176cm" svg:y="29.871cm">
            <draw:text-box>
              <text:p text:style-name="P4"><text:span text:style-name="T4">xPosition</text:span></text:p>
            </draw:text-box>
          </draw:frame>
          <draw:g draw:style-name="gr4">
            <draw:polygon draw:style-name="gr3" draw:text-style-name="P1" draw:layer="layout" svg:width="0cm" svg:height="0cm" svg:x="23.324cm" svg:y="31.653cm" svg:viewBox="0 0 0 0" draw:points="0,0">
              <text:p/>
            </draw:polygon>
          </draw:g>
          <draw:frame draw:style-name="gr10" draw:text-style-name="P5" draw:layer="layout" svg:width="5.374cm" svg:height="0.988cm" svg:x="24.176cm" svg:y="30.859cm">
            <draw:text-box>
              <text:p text:style-name="P4"><text:span text:style-name="T4">yPosition</text:span></text:p>
            </draw:text-box>
          </draw:frame>
          <draw:g draw:style-name="gr2">
            <draw:g draw:style-name="gr4">
              <draw:path draw:style-name="gr5" draw:text-style-name="P1" draw:layer="layout" svg:width="0.296cm" svg:height="0.599cm" svg:x="23.326cm" svg:y="29.077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23.324cm" svg:y="29.677cm" svg:viewBox="0 0 0 0" draw:points="0,0">
                <text:p/>
              </draw:polygon>
            </draw:g>
          </draw:g>
          <draw:frame draw:style-name="gr8" draw:text-style-name="P5" draw:layer="layout" svg:width="0.425cm" svg:height="0.423cm" svg:x="23.645cm" svg:y="28.278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374cm" svg:height="0.988cm" svg:x="24.176cm" svg:y="27.995cm">
            <draw:text-box>
              <text:p text:style-name="P4"><text:span text:style-name="T4">mapID</text:span></text:p>
            </draw:text-box>
          </draw:frame>
          <draw:frame draw:style-name="gr10" draw:text-style-name="P5" draw:layer="layout" svg:width="5.374cm" svg:height="0.988cm" svg:x="24.176cm" svg:y="31.959cm">
            <draw:text-box>
              <text:p text:style-name="P4"><text:span text:style-name="T4">sprite</text:span></text:p>
            </draw:text-box>
          </draw:frame>
        </draw:g>
        <draw:g draw:style-name="gr2">
          <draw:polygon draw:style-name="gr3" draw:text-style-name="P1" draw:layer="layout" svg:width="0cm" svg:height="0cm" svg:x="24.974cm" svg:y="50.094cm" svg:viewBox="0 0 0 0" draw:points="0,0">
            <text:p/>
          </draw:polygon>
          <draw:g draw:style-name="gr4">
            <draw:polygon draw:style-name="gr5" draw:text-style-name="P1" draw:layer="layout" svg:width="6.499cm" svg:height="0cm" svg:x="24.974cm" svg:y="42.079cm" svg:viewBox="0 0 6500 0" draw:points="0,0 6500,0">
              <text:p/>
            </draw:polygon>
            <draw:polygon draw:style-name="gr6" draw:text-style-name="P1" draw:layer="layout" svg:width="6.499cm" svg:height="0cm" svg:x="24.974cm" svg:y="42.079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10.92cm" svg:x="24.974cm" svg:y="42.079cm" svg:viewBox="0 0 6501 10921" draw:points="0,10921 6501,10921 6501,0 0,0">
              <text:p/>
            </draw:polygon>
            <draw:polygon draw:style-name="gr6" draw:text-style-name="P1" draw:layer="layout" svg:width="6.5cm" svg:height="10.92cm" svg:x="24.974cm" svg:y="42.079cm" svg:viewBox="0 0 6501 10921" draw:points="0,10921 6501,10921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4.974cm" svg:y="42.079cm" svg:viewBox="0 0 6501 1101" draw:points="0,1101 6501,1101 6501,0 0,0">
                <text:p/>
              </draw:polygon>
              <draw:polygon draw:style-name="gr6" draw:text-style-name="P1" draw:layer="layout" svg:width="6.5cm" svg:height="1.1cm" svg:x="24.974cm" svg:y="42.079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4.974cm" svg:y="42.079cm">
              <draw:text-box>
                <text:p text:style-name="P2"><text:span text:style-name="T1">NPC</text:span></text:p>
              </draw:text-box>
            </draw:frame>
          </draw:g>
          <draw:g draw:style-name="gr4">
            <draw:polygon draw:style-name="gr3" draw:text-style-name="P1" draw:layer="layout" svg:width="0cm" svg:height="0cm" svg:x="25.424cm" svg:y="44.17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25.126cm" svg:y="43.37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5.424cm" svg:y="43.458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6.1cm" svg:y="43.179cm">
            <draw:text-box>
              <text:p text:style-name="P4"><text:span text:style-name="T4">npcID</text:span></text:p>
            </draw:text-box>
          </draw:frame>
          <draw:line draw:style-name="gr11" draw:text-style-name="P1" draw:layer="layout" svg:x1="24.974cm" svg:y1="44.167cm" svg:x2="31.474cm" svg:y2="44.167cm">
            <text:p/>
          </draw:line>
          <draw:g draw:style-name="gr4">
            <draw:polygon draw:style-name="gr3" draw:text-style-name="P1" draw:layer="layout" svg:width="0cm" svg:height="0cm" svg:x="25.124cm" svg:y="44.961cm" svg:viewBox="0 0 0 0" draw:points="0,0">
              <text:p/>
            </draw:polygon>
          </draw:g>
          <draw:frame draw:style-name="gr10" draw:text-style-name="P5" draw:layer="layout" svg:width="5.374cm" svg:height="0.988cm" svg:x="26.1cm" svg:y="44.167cm">
            <draw:text-box>
              <text:p text:style-name="P4"><text:span text:style-name="T4">name</text:span></text:p>
            </draw:text-box>
          </draw:frame>
          <draw:g draw:style-name="gr4">
            <draw:polygon draw:style-name="gr3" draw:text-style-name="P1" draw:layer="layout" svg:width="0cm" svg:height="0cm" svg:x="25.124cm" svg:y="45.949cm" svg:viewBox="0 0 0 0" draw:points="0,0">
              <text:p/>
            </draw:polygon>
          </draw:g>
          <draw:frame draw:style-name="gr10" draw:text-style-name="P5" draw:layer="layout" svg:width="5.374cm" svg:height="0.988cm" svg:x="26.1cm" svg:y="45.155cm">
            <draw:text-box>
              <text:p text:style-name="P4"><text:span text:style-name="T4">behavior</text:span></text:p>
            </draw:text-box>
          </draw:frame>
          <draw:g draw:style-name="gr4">
            <draw:polygon draw:style-name="gr3" draw:text-style-name="P1" draw:layer="layout" svg:width="0cm" svg:height="0cm" svg:x="25.124cm" svg:y="46.936cm" svg:viewBox="0 0 0 0" draw:points="0,0">
              <text:p/>
            </draw:polygon>
          </draw:g>
          <draw:frame draw:style-name="gr10" draw:text-style-name="P5" draw:layer="layout" svg:width="5.374cm" svg:height="0.988cm" svg:x="26.1cm" svg:y="46.142cm">
            <draw:text-box>
              <text:p text:style-name="P4"><text:span text:style-name="T4">currency</text:span></text:p>
            </draw:text-box>
          </draw:frame>
          <draw:g draw:style-name="gr4">
            <draw:polygon draw:style-name="gr3" draw:text-style-name="P1" draw:layer="layout" svg:width="0cm" svg:height="0cm" svg:x="25.124cm" svg:y="47.925cm" svg:viewBox="0 0 0 0" draw:points="0,0">
              <text:p/>
            </draw:polygon>
          </draw:g>
          <draw:frame draw:style-name="gr10" draw:text-style-name="P5" draw:layer="layout" svg:width="5.374cm" svg:height="0.988cm" svg:x="26.1cm" svg:y="47.131cm">
            <draw:text-box>
              <text:p text:style-name="P4"><text:span text:style-name="T5">mapID</text:span></text:p>
            </draw:text-box>
          </draw:frame>
          <draw:g draw:style-name="gr4">
            <draw:polygon draw:style-name="gr3" draw:text-style-name="P1" draw:layer="layout" svg:width="0cm" svg:height="0cm" svg:x="25.124cm" svg:y="49.9cm" svg:viewBox="0 0 0 0" draw:points="0,0">
              <text:p/>
            </draw:polygon>
          </draw:g>
          <draw:frame draw:style-name="gr10" draw:text-style-name="P7" draw:layer="layout" svg:width="5.374cm" svg:height="0.988cm" svg:x="26.1cm" svg:y="49.106cm">
            <draw:text-box>
              <text:p text:style-name="P4"><text:span text:style-name="T6">yPosition</text:span></text:p>
            </draw:text-box>
          </draw:frame>
          <draw:g draw:style-name="gr4">
            <draw:polygon draw:style-name="gr3" draw:text-style-name="P1" draw:layer="layout" svg:width="0cm" svg:height="0cm" svg:x="25.124cm" svg:y="48.912cm" svg:viewBox="0 0 0 0" draw:points="0,0">
              <text:p/>
            </draw:polygon>
          </draw:g>
          <draw:frame draw:style-name="gr10" draw:text-style-name="P7" draw:layer="layout" svg:width="5.374cm" svg:height="0.988cm" svg:x="26.1cm" svg:y="48.118cm">
            <draw:text-box>
              <text:p text:style-name="P4"><text:span text:style-name="T6">xPosition</text:span></text:p>
            </draw:text-box>
          </draw:frame>
          <draw:frame draw:style-name="gr10" draw:text-style-name="P7" draw:layer="layout" svg:width="5.374cm" svg:height="0.988cm" svg:x="26.1cm" svg:y="51.206cm">
            <draw:text-box>
              <text:p text:style-name="P4"><text:span text:style-name="T6">portrait</text:span></text:p>
            </draw:text-box>
          </draw:frame>
          <draw:frame draw:style-name="gr10" draw:text-style-name="P7" draw:layer="layout" svg:width="5.374cm" svg:height="0.988cm" svg:x="26.1cm" svg:y="50.218cm">
            <draw:text-box>
              <text:p text:style-name="P4"><text:span text:style-name="T6">sprite</text:span></text:p>
            </draw:text-box>
          </draw:frame>
          <draw:g draw:style-name="gr4">
            <draw:frame draw:style-name="gr8" draw:text-style-name="P5" draw:layer="layout" svg:width="0.446cm" svg:height="0.423cm" svg:x="25.424cm" svg:y="47.358cm">
              <draw:text-box>
                <text:p text:style-name="P4"><text:span text:style-name="T3">FK</text:span></text:p>
              </draw:text-box>
            </draw:frame>
          </draw:g>
        </draw:g>
        <draw:g draw:style-name="gr2">
          <draw:polygon draw:style-name="gr3" draw:text-style-name="P1" draw:layer="layout" svg:width="0cm" svg:height="0cm" svg:x="32.924cm" svg:y="31.247cm" svg:viewBox="0 0 0 0" draw:points="0,0">
            <text:p/>
          </draw:polygon>
          <draw:g draw:style-name="gr4">
            <draw:polygon draw:style-name="gr5" draw:text-style-name="P1" draw:layer="layout" svg:width="6.499cm" svg:height="0cm" svg:x="32.924cm" svg:y="25.207cm" svg:viewBox="0 0 6500 0" draw:points="0,0 6500,0">
              <text:p/>
            </draw:polygon>
            <draw:polygon draw:style-name="gr6" draw:text-style-name="P1" draw:layer="layout" svg:width="6.499cm" svg:height="0cm" svg:x="32.924cm" svg:y="25.207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6.04cm" svg:x="32.924cm" svg:y="25.207cm" svg:viewBox="0 0 6501 6041" draw:points="0,6041 6501,6041 6501,0 0,0">
              <text:p/>
            </draw:polygon>
            <draw:polygon draw:style-name="gr6" draw:text-style-name="P1" draw:layer="layout" svg:width="6.5cm" svg:height="6.04cm" svg:x="32.924cm" svg:y="25.207cm" svg:viewBox="0 0 6501 6041" draw:points="0,6041 6501,6041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32.924cm" svg:y="25.207cm" svg:viewBox="0 0 6501 1101" draw:points="0,1101 6501,1101 6501,0 0,0">
                <text:p/>
              </draw:polygon>
              <draw:polygon draw:style-name="gr6" draw:text-style-name="P1" draw:layer="layout" svg:width="6.5cm" svg:height="1.1cm" svg:x="32.924cm" svg:y="25.207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32.924cm" svg:y="25.207cm">
              <draw:text-box>
                <text:p text:style-name="P2"><text:span text:style-name="T1">Map</text:span></text:p>
              </draw:text-box>
            </draw:frame>
          </draw:g>
          <draw:g draw:style-name="gr4">
            <draw:polygon draw:style-name="gr3" draw:text-style-name="P1" draw:layer="layout" svg:width="0cm" svg:height="0cm" svg:x="33.374cm" svg:y="27.298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33.076cm" svg:y="26.499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33.374cm" svg:y="26.587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4.874cm" svg:height="0.988cm" svg:x="34.55cm" svg:y="26.308cm">
            <draw:text-box>
              <text:p text:style-name="P4"><text:span text:style-name="T4">mapID</text:span></text:p>
            </draw:text-box>
          </draw:frame>
          <draw:line draw:style-name="gr11" draw:text-style-name="P1" draw:layer="layout" svg:x1="32.924cm" svg:y1="27.295cm" svg:x2="39.424cm" svg:y2="27.295cm">
            <text:p/>
          </draw:line>
          <draw:g draw:style-name="gr4">
            <draw:polygon draw:style-name="gr3" draw:text-style-name="P1" draw:layer="layout" svg:width="0cm" svg:height="0cm" svg:x="33.074cm" svg:y="28.089cm" svg:viewBox="0 0 0 0" draw:points="0,0">
              <text:p/>
            </draw:polygon>
          </draw:g>
          <draw:frame draw:style-name="gr10" draw:text-style-name="P5" draw:layer="layout" svg:width="4.874cm" svg:height="0.988cm" svg:x="34.55cm" svg:y="27.295cm">
            <draw:text-box>
              <text:p text:style-name="P4"><text:span text:style-name="T4">name</text:span></text:p>
            </draw:text-box>
          </draw:frame>
          <draw:g draw:style-name="gr4">
            <draw:polygon draw:style-name="gr3" draw:text-style-name="P1" draw:layer="layout" svg:width="0cm" svg:height="0cm" svg:x="33.074cm" svg:y="30.065cm" svg:viewBox="0 0 0 0" draw:points="0,0">
              <text:p/>
            </draw:polygon>
          </draw:g>
          <draw:frame draw:style-name="gr10" draw:text-style-name="P5" draw:layer="layout" svg:width="4.874cm" svg:height="0.988cm" svg:x="34.55cm" svg:y="29.271cm">
            <draw:text-box>
              <text:p text:style-name="P4"><text:span text:style-name="T4">height</text:span></text:p>
            </draw:text-box>
          </draw:frame>
          <draw:g draw:style-name="gr4">
            <draw:polygon draw:style-name="gr3" draw:text-style-name="P1" draw:layer="layout" svg:width="0cm" svg:height="0cm" svg:x="33.074cm" svg:y="31.053cm" svg:viewBox="0 0 0 0" draw:points="0,0">
              <text:p/>
            </draw:polygon>
          </draw:g>
          <draw:frame draw:style-name="gr10" draw:text-style-name="P5" draw:layer="layout" svg:width="4.874cm" svg:height="0.988cm" svg:x="34.55cm" svg:y="30.259cm">
            <draw:text-box>
              <text:p text:style-name="P4"><text:span text:style-name="T4">width</text:span></text:p>
            </draw:text-box>
          </draw:frame>
          <draw:g draw:style-name="gr2">
            <draw:g draw:style-name="gr4">
              <draw:path draw:style-name="gr5" draw:text-style-name="P1" draw:layer="layout" svg:width="0.296cm" svg:height="0.599cm" svg:x="33.076cm" svg:y="28.477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33.074cm" svg:y="29.077cm" svg:viewBox="0 0 0 0" draw:points="0,0">
                <text:p/>
              </draw:polygon>
            </draw:g>
          </draw:g>
          <draw:frame draw:style-name="gr8" draw:text-style-name="P5" draw:layer="layout" svg:width="0.425cm" svg:height="0.423cm" svg:x="33.374cm" svg:y="28.566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4.874cm" svg:height="0.988cm" svg:x="34.55cm" svg:y="28.283cm">
            <draw:text-box>
              <text:p text:style-name="P4"><text:span text:style-name="T4">mapTypeID</text:span></text:p>
            </draw:text-box>
          </draw:frame>
        </draw:g>
        <draw:g draw:style-name="gr2">
          <draw:polygon draw:style-name="gr3" draw:text-style-name="P1" draw:layer="layout" svg:width="0cm" svg:height="0cm" svg:x="39.2cm" svg:y="39.091cm" svg:viewBox="0 0 0 0" draw:points="0,0">
            <text:p/>
          </draw:polygon>
          <draw:g draw:style-name="gr4">
            <draw:polygon draw:style-name="gr5" draw:text-style-name="P1" draw:layer="layout" svg:width="6.499cm" svg:height="0cm" svg:x="39.2cm" svg:y="36.015cm" svg:viewBox="0 0 6500 0" draw:points="0,0 6500,0">
              <text:p/>
            </draw:polygon>
            <draw:polygon draw:style-name="gr6" draw:text-style-name="P1" draw:layer="layout" svg:width="6.499cm" svg:height="0cm" svg:x="39.2cm" svg:y="36.01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6.484cm" svg:x="39.2cm" svg:y="36.015cm" svg:viewBox="0 0 6501 6485" draw:points="0,6485 6501,6485 6501,0 0,0">
              <text:p/>
            </draw:polygon>
            <draw:polygon draw:style-name="gr6" draw:text-style-name="P1" draw:layer="layout" svg:width="6.5cm" svg:height="6.484cm" svg:x="39.2cm" svg:y="36.015cm" svg:viewBox="0 0 6501 6485" draw:points="0,6485 6501,648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39.2cm" svg:y="36.015cm" svg:viewBox="0 0 6501 1101" draw:points="0,1101 6501,1101 6501,0 0,0">
                <text:p/>
              </draw:polygon>
              <draw:polygon draw:style-name="gr6" draw:text-style-name="P1" draw:layer="layout" svg:width="6.5cm" svg:height="1.1cm" svg:x="39.2cm" svg:y="36.01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39.2cm" svg:y="36.015cm">
              <draw:text-box>
                <text:p text:style-name="P2"><text:span text:style-name="T1">MapType</text:span></text:p>
              </draw:text-box>
            </draw:frame>
          </draw:g>
          <draw:g draw:style-name="gr4">
            <draw:polygon draw:style-name="gr3" draw:text-style-name="P1" draw:layer="layout" svg:width="0cm" svg:height="0cm" svg:x="39.65cm" svg:y="38.106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39.351cm" svg:y="37.30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39.65cm" svg:y="37.394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7" draw:layer="layout" svg:width="4.999cm" svg:height="0.988cm" svg:x="40.701cm" svg:y="37.115cm">
            <draw:text-box>
              <text:p text:style-name="P4"><text:span text:style-name="T6">mapTypeID</text:span></text:p>
            </draw:text-box>
          </draw:frame>
          <draw:line draw:style-name="gr11" draw:text-style-name="P1" draw:layer="layout" svg:x1="39.2cm" svg:y1="38.103cm" svg:x2="45.7cm" svg:y2="38.103cm">
            <text:p/>
          </draw:line>
          <draw:g draw:style-name="gr4">
            <draw:polygon draw:style-name="gr3" draw:text-style-name="P1" draw:layer="layout" svg:width="0cm" svg:height="0cm" svg:x="39.35cm" svg:y="38.897cm" svg:viewBox="0 0 0 0" draw:points="0,0">
              <text:p/>
            </draw:polygon>
          </draw:g>
          <draw:frame draw:style-name="gr10" draw:text-style-name="P7" draw:layer="layout" svg:width="4.999cm" svg:height="0.988cm" svg:x="40.702cm" svg:y="38.096cm">
            <draw:text-box>
              <text:p text:style-name="P4"><text:span text:style-name="T6">name</text:span></text:p>
            </draw:text-box>
          </draw:frame>
          <draw:frame draw:style-name="gr10" draw:text-style-name="P9" draw:layer="layout" svg:width="4.999cm" svg:height="0.988cm" svg:x="40.703cm" svg:y="39.096cm">
            <draw:text-box>
              <text:p text:style-name="P8"><text:span text:style-name="T5">tileID</text:span></text:p>
            </draw:text-box>
          </draw:frame>
          <draw:frame draw:style-name="gr10" draw:text-style-name="P7" draw:layer="layout" svg:width="4.999cm" svg:height="0.988cm" svg:x="40.702cm" svg:y="40.096cm">
            <draw:text-box>
              <text:p text:style-name="P4"><text:span text:style-name="T6">background</text:span></text:p>
            </draw:text-box>
          </draw:frame>
          <draw:frame draw:style-name="gr10" draw:text-style-name="P7" draw:layer="layout" svg:width="4.999cm" svg:height="0.988cm" svg:x="40.703cm" svg:y="41.096cm">
            <draw:text-box>
              <text:p text:style-name="P4"><text:span text:style-name="T6">hasGrid</text:span></text:p>
            </draw:text-box>
          </draw:frame>
          <draw:frame draw:style-name="gr8" draw:text-style-name="P5" draw:layer="layout" svg:width="0.446cm" svg:height="0.423cm" svg:x="39.65cm" svg:y="39.395cm">
            <draw:text-box>
              <text:p text:style-name="P4"><text:span text:style-name="T3">FK</text:span></text:p>
            </draw:text-box>
          </draw:frame>
        </draw:g>
        <draw:polyline draw:style-name="gr1" draw:text-style-name="P1" draw:layer="layout" svg:width="8.38cm" svg:height="2.898cm" draw:transform="rotate (-1.19851759734451) translate (42.0240817911715cm 27.1755303437949cm)" svg:viewBox="0 0 8381 2899" draw:points="0,2795 1091,0 8381,2899">
          <text:p/>
        </draw:polyline>
        <draw:polyline draw:style-name="gr1" draw:text-style-name="P1" draw:layer="layout" svg:width="3.249cm" svg:height="0cm" svg:x="29.65cm" svg:y="28.345cm" svg:viewBox="0 0 3250 0" draw:points="3250,0 1980,0 1980,0 0,0">
          <text:p/>
        </draw:polyline>
        <draw:polyline draw:style-name="gr1" draw:text-style-name="P1" draw:layer="layout" svg:width="14.111cm" svg:height="3.841cm" draw:transform="skewX (0.333357887130917) rotate (1.28735485627102) translate (31.2123028956351cm 44.8123064362668cm)" svg:viewBox="0 0 14112 3842" draw:points="0,307 2254,3842 14112,0">
          <text:p/>
        </draw:polyline>
        <draw:polygon draw:style-name="gr3" draw:text-style-name="P1" draw:layer="layout" svg:width="0cm" svg:height="0cm" svg:x="45.249cm" svg:y="22.344cm" svg:viewBox="0 0 0 0" draw:points="0,0">
          <text:p/>
        </draw:polygon>
        <draw:g draw:style-name="gr4">
          <draw:polygon draw:style-name="gr3" draw:text-style-name="P1" draw:layer="layout" svg:width="0cm" svg:height="0cm" svg:x="45.399cm" svg:y="22.15cm" svg:viewBox="0 0 0 0" draw:points="0,0">
            <text:p/>
          </draw:polygon>
        </draw:g>
        <draw:g draw:style-name="gr2">
          <draw:g draw:style-name="gr4">
            <draw:polygon draw:style-name="gr5" draw:text-style-name="P1" draw:layer="layout" svg:width="6.499cm" svg:height="0cm" svg:x="35.749cm" svg:y="6.905cm" svg:viewBox="0 0 6500 0" draw:points="0,0 6500,0">
              <text:p/>
            </draw:polygon>
            <draw:polygon draw:style-name="gr6" draw:text-style-name="P1" draw:layer="layout" svg:width="6.499cm" svg:height="0cm" svg:x="35.749cm" svg:y="6.90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05cm" svg:x="35.749cm" svg:y="6.905cm" svg:viewBox="0 0 6501 5051" draw:points="0,5051 6501,5051 6501,0 0,0">
              <text:p/>
            </draw:polygon>
            <draw:polygon draw:style-name="gr6" draw:text-style-name="P1" draw:layer="layout" svg:width="6.5cm" svg:height="5.05cm" svg:x="35.749cm" svg:y="6.905cm" svg:viewBox="0 0 6501 5051" draw:points="0,5051 6501,5051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35.749cm" svg:y="6.905cm" svg:viewBox="0 0 6501 1101" draw:points="0,1101 6501,1101 6501,0 0,0">
                <text:p/>
              </draw:polygon>
              <draw:polygon draw:style-name="gr6" draw:text-style-name="P1" draw:layer="layout" svg:width="6.5cm" svg:height="1.1cm" svg:x="35.749cm" svg:y="6.90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35.749cm" svg:y="6.905cm">
              <draw:text-box>
                <text:p text:style-name="P2"><text:span text:style-name="T1">Tile</text:span></text:p>
              </draw:text-box>
            </draw:frame>
          </draw:g>
          <draw:g draw:style-name="gr4">
            <draw:polygon draw:style-name="gr3" draw:text-style-name="P1" draw:layer="layout" svg:width="0cm" svg:height="0cm" svg:x="36.199cm" svg:y="8.995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35.9cm" svg:y="8.19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36.199cm" svg:y="8.284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25cm" svg:height="0.988cm" svg:x="36.999cm" svg:y="8.005cm">
            <draw:text-box>
              <text:p text:style-name="P4"><text:span text:style-name="T4">tileID</text:span></text:p>
            </draw:text-box>
          </draw:frame>
          <draw:line draw:style-name="gr11" draw:text-style-name="P1" draw:layer="layout" svg:x1="35.749cm" svg:y1="8.992cm" svg:x2="42.249cm" svg:y2="8.992cm">
            <text:p/>
          </draw:line>
          <draw:g draw:style-name="gr4">
            <draw:polygon draw:style-name="gr3" draw:text-style-name="P1" draw:layer="layout" svg:width="0cm" svg:height="0cm" svg:x="35.899cm" svg:y="9.786cm" svg:viewBox="0 0 0 0" draw:points="0,0">
              <text:p/>
            </draw:polygon>
          </draw:g>
          <draw:frame draw:style-name="gr10" draw:text-style-name="P5" draw:layer="layout" svg:width="5.25cm" svg:height="0.988cm" svg:x="36.999cm" svg:y="8.992cm">
            <draw:text-box>
              <text:p text:style-name="P4"><text:span text:style-name="T4">name</text:span></text:p>
            </draw:text-box>
          </draw:frame>
          <draw:g draw:style-name="gr4">
            <draw:polygon draw:style-name="gr3" draw:text-style-name="P1" draw:layer="layout" svg:width="0cm" svg:height="0cm" svg:x="35.899cm" svg:y="11.762cm" svg:viewBox="0 0 0 0" draw:points="0,0">
              <text:p/>
            </draw:polygon>
          </draw:g>
          <draw:frame draw:style-name="gr10" draw:text-style-name="P5" draw:layer="layout" svg:width="5.25cm" svg:height="0.988cm" svg:x="36.999cm" svg:y="10.968cm">
            <draw:text-box>
              <text:p text:style-name="P4"><text:span text:style-name="T4">image</text:span></text:p>
            </draw:text-box>
          </draw:frame>
          <draw:g draw:style-name="gr4">
            <draw:polygon draw:style-name="gr3" draw:text-style-name="P1" draw:layer="layout" svg:width="0cm" svg:height="0cm" svg:x="35.899cm" svg:y="12.75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35.899cm" svg:y="10.774cm" svg:viewBox="0 0 0 0" draw:points="0,0">
              <text:p/>
            </draw:polygon>
          </draw:g>
          <draw:frame draw:style-name="gr10" draw:text-style-name="P5" draw:layer="layout" svg:width="5.25cm" svg:height="0.988cm" svg:x="36.999cm" svg:y="9.981cm">
            <draw:text-box>
              <text:p text:style-name="P4"><text:span text:style-name="T4">passibility</text:span></text:p>
            </draw:text-box>
          </draw:frame>
        </draw:g>
        <draw:line draw:style-name="gr1" draw:text-style-name="P1" draw:layer="layout" svg:x1="38.5cm" svg:y1="21.473cm" svg:x2="38.5cm" svg:y2="25.223cm">
          <text:p/>
        </draw:line>
        <draw:g draw:style-name="gr2">
          <draw:g draw:style-name="gr4">
            <draw:polygon draw:style-name="gr5" draw:text-style-name="P1" draw:layer="layout" svg:width="6.499cm" svg:height="0cm" svg:x="35.5cm" svg:y="15.595cm" svg:viewBox="0 0 6500 0" draw:points="0,0 6500,0">
              <text:p/>
            </draw:polygon>
            <draw:polygon draw:style-name="gr6" draw:text-style-name="P1" draw:layer="layout" svg:width="6.499cm" svg:height="0cm" svg:x="35.5cm" svg:y="15.59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882cm" svg:x="35.5cm" svg:y="15.595cm" svg:viewBox="0 0 6501 5883" draw:points="0,5883 6501,5883 6501,0 0,0">
              <text:p/>
            </draw:polygon>
            <draw:polygon draw:style-name="gr6" draw:text-style-name="P1" draw:layer="layout" svg:width="6.5cm" svg:height="5.882cm" svg:x="35.5cm" svg:y="15.595cm" svg:viewBox="0 0 6501 5883" draw:points="0,5883 6501,5883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35.5cm" svg:y="15.595cm" svg:viewBox="0 0 6501 1101" draw:points="0,1101 6501,1101 6501,0 0,0">
                <text:p/>
              </draw:polygon>
              <draw:polygon draw:style-name="gr6" draw:text-style-name="P1" draw:layer="layout" svg:width="6.5cm" svg:height="1.1cm" svg:x="35.5cm" svg:y="15.59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35.5cm" svg:y="15.595cm">
              <draw:text-box>
                <text:p text:style-name="P2"><text:span text:style-name="T1">Tile_Map</text:span></text:p>
              </draw:text-box>
            </draw:frame>
          </draw:g>
          <draw:g draw:style-name="gr4">
            <draw:polygon draw:style-name="gr3" draw:text-style-name="P1" draw:layer="layout" svg:width="0cm" svg:height="0cm" svg:x="35.95cm" svg:y="17.685cm" svg:viewBox="0 0 0 0" draw:points="0,0">
              <text:p/>
            </draw:polygon>
          </draw:g>
          <draw:line draw:style-name="gr11" draw:text-style-name="P1" draw:layer="layout" svg:x1="35.5cm" svg:y1="18.94cm" svg:x2="42cm" svg:y2="18.94cm">
            <text:p/>
          </draw:line>
          <draw:g draw:style-name="gr4">
            <draw:polygon draw:style-name="gr3" draw:text-style-name="P1" draw:layer="layout" svg:width="0cm" svg:height="0cm" svg:x="35.65cm" svg:y="18.476cm" svg:viewBox="0 0 0 0" draw:points="0,0">
              <text:p/>
            </draw:polygon>
          </draw:g>
          <draw:frame draw:style-name="gr10" draw:text-style-name="P5" draw:layer="layout" svg:width="4.75cm" svg:height="0.988cm" svg:x="37.25cm" svg:y="19.202cm">
            <draw:text-box>
              <text:p text:style-name="P4"><text:span text:style-name="T4">xCoordinate</text:span></text:p>
            </draw:text-box>
          </draw:frame>
          <draw:g draw:style-name="gr4">
            <draw:polygon draw:style-name="gr3" draw:text-style-name="P1" draw:layer="layout" svg:width="0cm" svg:height="0cm" svg:x="35.65cm" svg:y="20.452cm" svg:viewBox="0 0 0 0" draw:points="0,0">
              <text:p/>
            </draw:polygon>
          </draw:g>
          <draw:frame draw:style-name="gr10" draw:text-style-name="P5" draw:layer="layout" svg:width="4.75cm" svg:height="0.988cm" svg:x="37.25cm" svg:y="17.69cm">
            <draw:text-box>
              <text:p text:style-name="P4"><text:span text:style-name="T4">tileID</text:span></text:p>
            </draw:text-box>
          </draw:frame>
          <draw:g draw:style-name="gr4">
            <draw:polygon draw:style-name="gr3" draw:text-style-name="P1" draw:layer="layout" svg:width="0cm" svg:height="0cm" svg:x="35.65cm" svg:y="21.44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35.65cm" svg:y="19.464cm" svg:viewBox="0 0 0 0" draw:points="0,0">
              <text:p/>
            </draw:polygon>
          </draw:g>
          <draw:frame draw:style-name="gr10" draw:text-style-name="P5" draw:layer="layout" svg:width="4.75cm" svg:height="0.988cm" svg:x="37.25cm" svg:y="20.44cm">
            <draw:text-box>
              <text:p text:style-name="P4"><text:span text:style-name="T4">yCoordinate</text:span></text:p>
            </draw:text-box>
          </draw:frame>
          <draw:frame draw:style-name="gr10" draw:text-style-name="P5" draw:layer="layout" svg:width="4.75cm" svg:height="0.988cm" svg:x="37.25cm" svg:y="16.69cm">
            <draw:text-box>
              <text:p text:style-name="P4"><text:span text:style-name="T4">mapID</text:span></text:p>
            </draw:text-box>
          </draw:frame>
          <draw:g draw:style-name="gr4">
            <draw:path draw:style-name="gr13" draw:text-style-name="P6" draw:layer="layout" svg:width="0.296cm" svg:height="0.599cm" svg:x="35.755cm" svg:y="17.94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843cm" svg:x="36.054cm" svg:y="17.818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  <draw:g draw:style-name="gr4">
            <draw:path draw:style-name="gr13" draw:text-style-name="P6" draw:layer="layout" svg:width="0.296cm" svg:height="0.599cm" svg:x="35.75cm" svg:y="16.94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843cm" svg:x="36.049cm" svg:y="16.818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</draw:g>
        <draw:line draw:style-name="gr1" draw:text-style-name="P1" draw:layer="layout" svg:x1="39.25cm" svg:y1="15.65cm" svg:x2="39.25cm" svg:y2="11.9cm">
          <text:p/>
        </draw:line>
        <draw:g draw:style-name="gr2">
          <draw:g draw:style-name="gr4">
            <draw:polygon draw:style-name="gr5" draw:text-style-name="P1" draw:layer="layout" svg:width="6.499cm" svg:height="0cm" svg:x="23.349cm" svg:y="9.845cm" svg:viewBox="0 0 6500 0" draw:points="0,0 6500,0">
              <text:p/>
            </draw:polygon>
            <draw:polygon draw:style-name="gr6" draw:text-style-name="P1" draw:layer="layout" svg:width="6.499cm" svg:height="0cm" svg:x="23.349cm" svg:y="9.84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882cm" svg:x="23.349cm" svg:y="9.845cm" svg:viewBox="0 0 6501 5883" draw:points="0,5883 6501,5883 6501,0 0,0">
              <text:p/>
            </draw:polygon>
            <draw:polygon draw:style-name="gr6" draw:text-style-name="P1" draw:layer="layout" svg:width="6.5cm" svg:height="5.882cm" svg:x="23.349cm" svg:y="9.845cm" svg:viewBox="0 0 6501 5883" draw:points="0,5883 6501,5883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3.349cm" svg:y="9.845cm" svg:viewBox="0 0 6501 1101" draw:points="0,1101 6501,1101 6501,0 0,0">
                <text:p/>
              </draw:polygon>
              <draw:polygon draw:style-name="gr6" draw:text-style-name="P1" draw:layer="layout" svg:width="6.5cm" svg:height="1.1cm" svg:x="23.349cm" svg:y="9.84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3.349cm" svg:y="9.845cm">
              <draw:text-box>
                <text:p text:style-name="P2"><text:span text:style-name="T1">Item_Map</text:span></text:p>
              </draw:text-box>
            </draw:frame>
          </draw:g>
          <draw:g draw:style-name="gr4">
            <draw:polygon draw:style-name="gr3" draw:text-style-name="P1" draw:layer="layout" svg:width="0cm" svg:height="0cm" svg:x="23.799cm" svg:y="11.935cm" svg:viewBox="0 0 0 0" draw:points="0,0">
              <text:p/>
            </draw:polygon>
          </draw:g>
          <draw:line draw:style-name="gr11" draw:text-style-name="P1" draw:layer="layout" svg:x1="23.349cm" svg:y1="13.19cm" svg:x2="29.849cm" svg:y2="13.19cm">
            <text:p/>
          </draw:line>
          <draw:g draw:style-name="gr4">
            <draw:polygon draw:style-name="gr3" draw:text-style-name="P1" draw:layer="layout" svg:width="0cm" svg:height="0cm" svg:x="23.499cm" svg:y="12.726cm" svg:viewBox="0 0 0 0" draw:points="0,0">
              <text:p/>
            </draw:polygon>
          </draw:g>
          <draw:frame draw:style-name="gr10" draw:text-style-name="P5" draw:layer="layout" svg:width="4.75cm" svg:height="0.988cm" svg:x="25.099cm" svg:y="13.452cm">
            <draw:text-box>
              <text:p text:style-name="P4"><text:span text:style-name="T4">xCoordinate</text:span></text:p>
            </draw:text-box>
          </draw:frame>
          <draw:g draw:style-name="gr4">
            <draw:polygon draw:style-name="gr3" draw:text-style-name="P1" draw:layer="layout" svg:width="0cm" svg:height="0cm" svg:x="23.499cm" svg:y="14.702cm" svg:viewBox="0 0 0 0" draw:points="0,0">
              <text:p/>
            </draw:polygon>
          </draw:g>
          <draw:frame draw:style-name="gr10" draw:text-style-name="P5" draw:layer="layout" svg:width="4.75cm" svg:height="0.988cm" svg:x="25.099cm" svg:y="11.94cm">
            <draw:text-box>
              <text:p text:style-name="P4"><text:span text:style-name="T4">itemID</text:span></text:p>
            </draw:text-box>
          </draw:frame>
          <draw:g draw:style-name="gr4">
            <draw:polygon draw:style-name="gr3" draw:text-style-name="P1" draw:layer="layout" svg:width="0cm" svg:height="0cm" svg:x="23.499cm" svg:y="15.69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23.499cm" svg:y="13.714cm" svg:viewBox="0 0 0 0" draw:points="0,0">
              <text:p/>
            </draw:polygon>
          </draw:g>
          <draw:frame draw:style-name="gr10" draw:text-style-name="P5" draw:layer="layout" svg:width="4.75cm" svg:height="0.988cm" svg:x="25.099cm" svg:y="14.69cm">
            <draw:text-box>
              <text:p text:style-name="P4"><text:span text:style-name="T4">yCoordinate</text:span></text:p>
            </draw:text-box>
          </draw:frame>
          <draw:frame draw:style-name="gr10" draw:text-style-name="P5" draw:layer="layout" svg:width="4.75cm" svg:height="0.988cm" svg:x="25.099cm" svg:y="10.94cm">
            <draw:text-box>
              <text:p text:style-name="P4"><text:span text:style-name="T4">mapID</text:span></text:p>
            </draw:text-box>
          </draw:frame>
          <draw:g draw:style-name="gr4">
            <draw:path draw:style-name="gr13" draw:text-style-name="P6" draw:layer="layout" svg:width="0.296cm" svg:height="0.599cm" svg:x="23.604cm" svg:y="12.19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843cm" svg:x="23.903cm" svg:y="12.068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  <draw:g draw:style-name="gr4">
            <draw:path draw:style-name="gr13" draw:text-style-name="P6" draw:layer="layout" svg:width="0.296cm" svg:height="0.599cm" svg:x="23.599cm" svg:y="11.19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843cm" svg:x="23.898cm" svg:y="11.068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</draw:g>
        <draw:polyline draw:style-name="gr1" draw:text-style-name="P1" draw:layer="layout" svg:width="13.362cm" svg:height="3.816cm" draw:transform="rotate (-1.26675997109748) translate (33.4915011516466cm 11.3484266022952cm)" svg:viewBox="0 0 13363 3817" draw:points="0,3817 1197,0 13363,3817">
          <text:p/>
        </draw:polyline>
        <draw:polyline draw:style-name="gr1" draw:text-style-name="P1" draw:layer="layout" svg:width="21.452cm" svg:height="20.737cm" draw:transform="skewX (0.05846852994181) rotate (-1.23621670918758) translate (22.0497449130785cm 8.75987166785013cm)" svg:viewBox="0 0 21453 20738" draw:points="3960,0 0,13696 20668,20738 21453,18023">
          <text:p/>
        </draw:polyline>
        <draw:frame draw:style-name="gr14" draw:text-style-name="P11" draw:layer="layout" svg:width="50.73cm" svg:height="6.5cm" svg:x="0cm" svg:y="2cm">
          <draw:text-box>
            <text:p text:style-name="P10"><text:span text:style-name="T7">Scrap Salvager Game for DAT602</text:span></text:p>
            <text:p text:style-name="P10"/>
            <text:p text:style-name="P10"><text:span text:style-name="T8">By Johan Hobbs</text:span></text:p>
          </draw:text-box>
        </draw:frame>
        <draw:g draw:style-name="gr2">
          <draw:polygon draw:style-name="gr3" draw:text-style-name="P1" draw:layer="layout" svg:width="0cm" svg:height="0cm" svg:x="2cm" svg:y="40.263cm" svg:viewBox="0 0 0 0" draw:points="0,0">
            <text:p/>
          </draw:polygon>
          <draw:g draw:style-name="gr4">
            <draw:polygon draw:style-name="gr5" draw:text-style-name="P1" draw:layer="layout" svg:width="6.499cm" svg:height="0cm" svg:x="2cm" svg:y="36.2cm" svg:viewBox="0 0 6500 0" draw:points="0,0 6500,0">
              <text:p/>
            </draw:polygon>
            <draw:polygon draw:style-name="gr6" draw:text-style-name="P1" draw:layer="layout" svg:width="6.499cm" svg:height="0cm" svg:x="2cm" svg:y="36.2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2cm" svg:y="36.2cm" svg:viewBox="0 0 6501 4065" draw:points="0,4065 6501,4065 6501,0 0,0">
              <text:p/>
            </draw:polygon>
            <draw:polygon draw:style-name="gr6" draw:text-style-name="P1" draw:layer="layout" svg:width="6.5cm" svg:height="4.064cm" svg:x="2cm" svg:y="36.2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cm" svg:y="36.2cm" svg:viewBox="0 0 6501 1101" draw:points="0,1101 6501,1101 6501,0 0,0">
                <text:p/>
              </draw:polygon>
              <draw:polygon draw:style-name="gr6" draw:text-style-name="P1" draw:layer="layout" svg:width="6.5cm" svg:height="1.1cm" svg:x="2cm" svg:y="36.2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cm" svg:y="36.2cm">
              <draw:text-box>
                <text:p text:style-name="P2"><text:span text:style-name="T1">Recipe</text:span></text:p>
              </draw:text-box>
            </draw:frame>
          </draw:g>
          <draw:g draw:style-name="gr4">
            <draw:polygon draw:style-name="gr6" draw:text-style-name="P1" draw:layer="layout" svg:width="0cm" svg:height="0cm" svg:x="2.45cm" svg:y="38.291cm" svg:viewBox="0 0 0 0" draw:points="0,0">
              <text:p/>
            </draw:polygon>
            <draw:frame draw:style-name="gr8" draw:text-style-name="P5" draw:layer="layout" svg:width="0.425cm" svg:height="0.423cm" svg:x="2.45cm" svg:y="37.797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2.151cm" svg:y="37.49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2.45cm" svg:y="37.367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424cm" svg:height="0.988cm" svg:x="3.076cm" svg:y="37.3cm">
            <draw:text-box>
              <text:p text:style-name="P4"><text:span text:style-name="T4">itemCraftedID</text:span></text:p>
            </draw:text-box>
          </draw:frame>
          <draw:line draw:style-name="gr11" draw:text-style-name="P1" draw:layer="layout" svg:x1="2cm" svg:y1="38.288cm" svg:x2="8.5cm" svg:y2="38.288cm">
            <text:p/>
          </draw:line>
          <draw:g draw:style-name="gr2">
            <draw:g draw:style-name="gr4">
              <draw:path draw:style-name="gr9" draw:text-style-name="P6" draw:layer="layout" svg:width="0.296cm" svg:height="0.599cm" svg:x="2.151cm" svg:y="38.48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12" draw:text-style-name="P6" draw:layer="layout" svg:width="0cm" svg:height="0cm" svg:x="2.15cm" svg:y="39.082cm" svg:viewBox="0 0 0 0" draw:points="0,0">
                <text:p/>
              </draw:polygon>
            </draw:g>
            <draw:frame draw:style-name="gr8" draw:text-style-name="P5" draw:layer="layout" svg:width="0.446cm" svg:height="0.423cm" svg:x="2.45cm" svg:y="38.358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2.45cm" svg:y="38.782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424cm" svg:height="0.988cm" svg:x="3.076cm" svg:y="38.288cm">
            <draw:text-box>
              <text:p text:style-name="P4"><text:span text:style-name="T4">ingredientID</text:span></text:p>
            </draw:text-box>
          </draw:frame>
          <draw:g draw:style-name="gr4">
            <draw:polygon draw:style-name="gr3" draw:text-style-name="P1" draw:layer="layout" svg:width="0cm" svg:height="0cm" svg:x="2.15cm" svg:y="40.07cm" svg:viewBox="0 0 0 0" draw:points="0,0">
              <text:p/>
            </draw:polygon>
          </draw:g>
          <draw:frame draw:style-name="gr10" draw:text-style-name="P5" draw:layer="layout" svg:width="5.424cm" svg:height="0.988cm" svg:x="3.076cm" svg:y="39.276cm">
            <draw:text-box>
              <text:p text:style-name="P4"><text:span text:style-name="T5">quantity</text:span></text:p>
            </draw:text-box>
          </draw:frame>
        </draw:g>
        <draw:line draw:style-name="gr1" draw:text-style-name="P1" draw:layer="layout" svg:x1="8.5cm" svg:y1="38.75cm" svg:x2="11.75cm" svg:y2="38.75cm">
          <text:p/>
        </draw:line>
        <draw:polyline draw:style-name="gr15" draw:text-style-name="P1" draw:layer="layout" svg:width="3.25cm" svg:height="0cm" svg:x="8.5cm" svg:y="37.75cm" svg:viewBox="0 0 3251 0" draw:points="0,0 3251,0 3250,0">
          <text:p/>
        </draw:polyline>
        <draw:polyline draw:style-name="gr1" draw:text-style-name="P1" draw:layer="layout" svg:width="31.364cm" svg:height="4.967cm" draw:transform="rotate (1.68319553062333) translate (45.7680049623698cm 39.4172801052573cm)" svg:viewBox="0 0 31365 4968" draw:points="168,1 0,1491 30804,4968 31365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Zero_20_One" draw:display-name="CF Zero One" svg:viewBox="0 0 3200 5801" svg:d="M100 4300c0-263 69-522 201-749 132-229 321-418 549-550 228-131 487-201 750-201s522 70 750 201c228 132 417 321 549 549 132 229 201 487 201 750 0 264-69 522-201 750-132 229-321 418-549 550-228 131-487 201-750 201s-522-70-750-201c-228-132-417-321-549-549s-201-487-201-750zM250 4300c0-237 62-469 181-674 118-206 289-376 494-495 205-118 438-181 675-181s470 63 675 181c205 119 376 289 494 494 119 206 181 439 181 675 0 237-62 470-181 675-118 206-289 376-494 495-205 118-438 181-675 181s-470-63-675-181c-205-119-376-289-494-494-119-206-181-438-181-675zM1600 2800h100v-2800h-200v2800zM1700 1400v100h1500v-200h-1500zM1500 1400v100h-1500v-200h1500z"/>
    <draw:marker draw:name="Marker_5f_0" draw:display-name="Marker_0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Marker_5f_1" draw:display-name="Marker_1" svg:viewBox="0 0 38 40" svg:d="M19 40h1v-40h-2v40zM20 40h-20v-2h20zM18 40h20v-2h-20zM20 22h-20v-2h20zM18 22h20v-2h-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73cm" fo:page-height="58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13T12:08:22.360000000</dc:date>
    <dc:language>en-US</dc:language>
    <meta:creation-date>2024-08-05T00:59:52Z</meta:creation-date>
    <meta:initial-creator>Johan '</meta:initial-creator>
    <meta:generator>LibreOffice/24.2.5.2$Windows_X86_64 LibreOffice_project/bffef4ea93e59bebbeaf7f431bb02b1a39ee8a59</meta:generator>
    <meta:editing-duration>PT2H43M29S</meta:editing-duration>
    <meta:editing-cycles>25</meta:editing-cycles>
    <meta:print-date>2024-08-11T14:53:32.358000000</meta:print-date>
    <meta:printed-by>PDF files</meta:printed-by>
    <meta:document-statistic meta:object-count="453"/>
    <meta:template xlink:type="simple" xlink:actuate="onRequest" xlink:title="DBCROW_M.vstx" xlink:href=""/>
  </office:meta>
</office:document-meta>
</file>